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e1e9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style:font-size-asian="10pt" style:font-size-complex="10pt"/>
    </style:style>
    <style:style style:name="P11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6" style:family="paragraph" style:parent-style-name="UrbanTitle">
      <style:text-properties style:font-name="Arial" fo:font-size="14pt" officeooo:rsid="0030e1e9" officeooo:paragraph-rsid="0030e1e9" style:font-size-asian="14pt" style:font-size-complex="14pt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4cfbd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4cfbd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fo:color="#ff3333" officeooo:rsid="002391da" fo:background-color="#fff200" loext:char-shading-value="0"/>
    </style:style>
    <style:style style:name="T11" style:family="text">
      <style:text-properties fo:color="#ff3333" officeooo:rsid="002def9c" fo:background-color="#fff200" loext:char-shading-value="0"/>
    </style:style>
    <style:style style:name="T12" style:family="text">
      <style:text-properties officeooo:rsid="002bda3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391da" style:font-size-asian="12pt" style:font-size-complex="12pt"/>
    </style:style>
    <style:style style:name="T15" style:family="text">
      <style:text-properties fo:font-size="12pt" officeooo:rsid="002c94e5" style:font-size-asian="12pt" style:font-size-complex="12pt"/>
    </style:style>
    <style:style style:name="T16" style:family="text">
      <style:text-properties fo:font-size="12pt" officeooo:rsid="002def9c" style:font-size-asian="12pt" style:font-size-complex="12pt"/>
    </style:style>
    <style:style style:name="T1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officeooo:rsid="00362119"/>
    </style:style>
    <style:style style:name="T19" style:family="text">
      <style:text-properties fo:color="#ce181e" officeooo:rsid="002cf8be" fo:background-color="#fff200" loext:char-shading-value="0"/>
    </style:style>
    <style:style style:name="T20" style:family="text">
      <style:text-properties officeooo:rsid="002def9c"/>
    </style:style>
    <style:style style:name="T21" style:family="text">
      <style:text-properties officeooo:rsid="0031f509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7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9">VILLE</text:span></text:p><text:p text:style-name="P3">ADRESSE</text:p><text:p text:style-name="P3"/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9">sion</text:span> <text:span text:style-name="T21">de l'avis d'enquête publique</text:span></text:p>
      <text:p text:style-name="P16">d'un permis d'environnement</text:p>
      <text:p text:style-name="P4"/>
      <text:p text:style-name="P8"/>
      <text:p text:style-name="P9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7"><text:span text:style-name="T6"><office:annotation><dc:creator>Gauthier Bastien</dc:creator><dc:date>2011-01-13T14:56:41</dc:date><text:p text:style-name="P18"><text:span text:style-name="T22">do text</text:span></text:p><text:p text:style-name="P18"><text:span text:style-name="T22">from document(at=reference, format='odt')</text:span></text:p></office:annotation></text:span><text:span text:style-name="T2">Import depuis </text:span><text:span text:style-name="T3">reference</text:span><text:span text:style-name="T2">.odt</text:span></text:p>
      <text:p text:style-name="P8"/>
      <text:p text:style-name="P10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10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10"/>
      <text:p text:style-name="P10"><text:span text:style-name="T15">Monsieur</text:span><text:span text:style-name="T14"> l</text:span><text:span text:style-name="T15">e</text:span><text:span text:style-name="T14"> Fonctionnaire </text:span><text:span text:style-name="T16">T</text:span><text:span text:style-name="T14">echnique</text:span><text:span text:style-name="T13">,</text:span></text:p>
      <text:p text:style-name="P13"/>
      <text:p text:style-name="P14">Conformément au prescrit <text:span text:style-name="T8">du Code de l'Environnement et à votre courrier </text:span><text:span text:style-name="T10">du X</text:span><text:span text:style-name="T11">X/XX</text:span>, nous vous prions de trouver, sous ce pli, <text:span text:style-name="T12">l'avis d'enquête publique réalisée dans le cadre du projet rep</text:span>ris sous rubrique.</text:p>
      <text:p text:style-name="P14"/>
      <text:p text:style-name="P14">Nous vous en souhaitons bonne réception et nous vous prions d'agréer, <text:span text:style-name="T20">Monsieur le Fonctionnaire Technique</text:span>, nos salutations distinguées.</text:p>
      <text:p text:style-name="P14"/>
      <text:p text:style-name="P11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4:33:33.803767491</dc:date>
    <dc:language>fr-FR</dc:language>
    <meta:editing-cycles>112</meta:editing-cycles>
    <meta:editing-duration>P1DT9H20M16S</meta:editing-duration>
    <dc:creator>bleybaert</dc:creator>
    <meta:document-statistic meta:table-count="0" meta:image-count="0" meta:object-count="0" meta:page-count="1" meta:paragraph-count="17" meta:word-count="129" meta:character-count="997" meta:non-whitespace-character-count="904"/>
    <meta:user-defined meta:name="Info 1"/>
    <meta:user-defined meta:name="Info 2"/>
    <meta:user-defined meta:name="Info 3"/>
    <meta:user-defined meta:name="Info 4"/>
  </office:meta>
</office:document-meta>
</file>